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.1665in" style:contextual-spacing="false" fo:orphans="2" fo:widows="2" fo:text-indent="0in" style:auto-text-indent="false"/>
    </style:style>
    <style:style style:name="T1" style:family="text"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T2" style:family="text">
      <style:text-properties fo:font-variant="normal" fo:text-transform="none" fo:color="#1f2328" loext:opacity="100%" style:font-name="apple-system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fedoralinuxlab.org/ProjectFor10yrs.html</text:p>
      <text:p text:style-name="P2"/>
      <text:p text:style-name="P2">This project guide includes:</text:p>
      <text:list text:style-name="L1">
        <text:list-item>
          <text:p text:style-name="P3"><text:span text:style-name="Strong_20_Emphasis"><text:span text:style-name="T1">5 Core Missions</text:span></text:span><text:span text:style-name="T2"> that progressively teach how wording affects AI responses</text:span></text:p>
        </text:list-item>
        <text:list-item>
          <text:p text:style-name="P3"><text:span text:style-name="Strong_20_Emphasis"><text:span text:style-name="T1">Hands-on experiments</text:span></text:span><text:span text:style-name="T2"> comparing vague vs. specific questions</text:span></text:p>
        </text:list-item>
        <text:list-item>
          <text:p text:style-name="P3"><text:span text:style-name="Strong_20_Emphasis"><text:span text:style-name="T1">Real examples</text:span></text:span><text:span text:style-name="T2"> a 10-year-old can try immediately</text:span></text:p>
        </text:list-item>
        <text:list-item>
          <text:p text:style-name="P3"><text:span text:style-name="Strong_20_Emphasis"><text:span text:style-name="T1">Observation prompts</text:span></text:span><text:span text:style-name="T2"> to encourage critical thinking</text:span></text:p>
        </text:list-item>
        <text:list-item>
          <text:p text:style-name="P3"><text:span text:style-name="Strong_20_Emphasis"><text:span text:style-name="T1">Safety guidelines</text:span></text:span><text:span text:style-name="T2"> for responsible AI use</text:span></text:p>
        </text:list-item>
        <text:list-item>
          <text:p text:style-name="P3"><text:span text:style-name="Strong_20_Emphasis"><text:span text:style-name="T1">Practice activities</text:span></text:span><text:span text:style-name="T2"> to reinforce learning</text:span></text:p>
        </text:list-item>
        <text:list-item>
          <text:p text:style-name="P3"><text:span text:style-name="Strong_20_Emphasis"><text:span text:style-name="T1">A bonus mission</text:span></text:span><text:span text:style-name="T2"> on iterative refinement</text:span></text:p>
        </text:list-item>
      </text:list>
      <text:p text:style-name="P2">Each mission shows 3-4 variations of questions, making it crystal clear how different wording produces different results. The language is age-appropriate, fun, and educational!</text:p>
      <text:p text:style-name="P4"># <text:s/>AI Adventure: Learning to Talk to AI!</text:p>
      <text:p text:style-name="P4">**A Fun Project for Ages 10+**</text:p>
      <text:p text:style-name="P4">---</text:p>
      <text:p text:style-name="P4">## What You'll Learn</text:p>
      <text:p text:style-name="P4">- How to ask AI good questions</text:p>
      <text:p text:style-name="P4">- Why the words you use matter</text:p>
      <text:p text:style-name="P4">- How to get better answers by changing your questions</text:p>
      <text:p text:style-name="P4">- Creative ways to use AI as a learning tool</text:p>
      <text:p text:style-name="P4">---</text:p>
      <text:p text:style-name="P4">## Project Overview</text:p>
      <text:p text:style-name="P4">You'll complete 5 fun missions where you ask AI questions in different ways and see how the answers change! </text:p>
      <text:p text:style-name="P4">---</text:p>
      <text:p text:style-name="P4">## Mission 1: The Story Challenge</text:p>
      <text:p text:style-name="P4">### Goal</text:p>
      <text:p text:style-name="P4"><text:soft-page-break/>See how AI creates different stories based on how you ask. </text:p>
      <text:p text:style-name="P4"/>
      <text:p text:style-name="P4">### Step 1: Ask the basic question</text:p>
      <text:p text:style-name="P4">```</text:p>
      <text:p text:style-name="P4">Write a story about a dragon. </text:p>
      <text:p text:style-name="P4">```</text:p>
      <text:p text:style-name="P4">### Step 2: Add more details</text:p>
      <text:p text:style-name="P4">```</text:p>
      <text:p text:style-name="P4">Write a funny story about a friendly dragon who is afraid of butterflies.</text:p>
      <text:p text:style-name="P4">```</text:p>
      <text:p text:style-name="P4">### Step 3: Be super specific</text:p>
      <text:p text:style-name="P4">```</text:p>
      <text:p text:style-name="P4">Write a 2-paragraph funny story about a purple dragon named Sparkles who is afraid of butterflies. <text:s/>Make it happen in a magical forest and include a brave squirrel friend. </text:p>
      <text:p text:style-name="P4">```</text:p>
      <text:p text:style-name="P4">### What to Notice</text:p>
      <text:p text:style-name="P4">- How did the stories change? </text:p>
      <text:p text:style-name="P4">- Which version gave you the most interesting story?</text:p>
      <text:p text:style-name="P4">- What details made the biggest difference?</text:p>
      <text:p text:style-name="P4"/>
      <text:p text:style-name="P4">### Your Turn</text:p>
      <text:p text:style-name="P4">Write down 3 different versions of a story request about a topic YOU choose! </text:p>
      <text:p text:style-name="P4">---</text:p>
      <text:p text:style-name="P4">## Mission 2: The Explanation Game</text:p>
      <text:p text:style-name="P4">### Goal</text:p>
      <text:p text:style-name="P4">Learn how asking for different "levels" changes the answer.</text:p>
      <text:p text:style-name="P4"/>
      <text:p text:style-name="P4">### Step 1: Simple version</text:p>
      <text:p text:style-name="P4"><text:soft-page-break/>```</text:p>
      <text:p text:style-name="P4">What is gravity?</text:p>
      <text:p text:style-name="P4">```</text:p>
      <text:p text:style-name="P4">### Step 2: Kid-friendly version</text:p>
      <text:p text:style-name="P4">```</text:p>
      <text:p text:style-name="P4">Explain gravity like I'm 10 years old. </text:p>
      <text:p text:style-name="P4">```</text:p>
      <text:p text:style-name="P4">### Step 3: Fun version</text:p>
      <text:p text:style-name="P4">```</text:p>
      <text:p text:style-name="P4">Explain gravity to a 10-year-old using examples with jumping on a trampoline and throwing a ball.</text:p>
      <text:p text:style-name="P4">```</text:p>
      <text:p text:style-name="P4">### Step 4: Super simple version</text:p>
      <text:p text:style-name="P4">```</text:p>
      <text:p text:style-name="P4">Explain gravity in one sentence using only simple words.</text:p>
      <text:p text:style-name="P4">```</text:p>
      <text:p text:style-name="P4">### What to Notice</text:p>
      <text:p text:style-name="P4">- Which explanation did you understand best?</text:p>
      <text:p text:style-name="P4">- Did the examples help? </text:p>
      <text:p text:style-name="P4">- Which version would you use to teach a younger kid?</text:p>
      <text:p text:style-name="P4"/>
      <text:p text:style-name="P4">### Your Turn</text:p>
      <text:p text:style-name="P4">Pick a science topic (like photosynthesis, magnets, or electricity) and ask about it in 3 different ways! </text:p>
      <text:p text:style-name="P4">---</text:p>
      <text:p text:style-name="P4">## Mission 3: The Creative Helper</text:p>
      <text:p text:style-name="P4">### Goal</text:p>
      <text:p text:style-name="P4">See how AI can help with homework in different ways.</text:p>
      <text:p text:style-name="P4"/>
      <text:p text:style-name="P4">**Let's say you need to write about your favorite animal.. .**</text:p>
      <text:p text:style-name="P4"><text:soft-page-break/>### Step 1: Too general</text:p>
      <text:p text:style-name="P4">```</text:p>
      <text:p text:style-name="P4">Tell me about dogs.</text:p>
      <text:p text:style-name="P4">```</text:p>
      <text:p text:style-name="P4">*This might give you too much information!*</text:p>
      <text:p text:style-name="P4">### Step 2: Better question</text:p>
      <text:p text:style-name="P4">```</text:p>
      <text:p text:style-name="P4">Give me 5 interesting facts about dogs that I can use in a school report.</text:p>
      <text:p text:style-name="P4">```</text:p>
      <text:p text:style-name="P4">### Step 3: Even more specific</text:p>
      <text:p text:style-name="P4">```</text:p>
      <text:p text:style-name="P4">Give me 5 interesting facts about Golden Retrievers, including something about their history, what they're good at, and how they help people. <text:s/>Make each fact one sentence. </text:p>
      <text:p text:style-name="P4">```</text:p>
      <text:p text:style-name="P4">### What to Notice</text:p>
      <text:p text:style-name="P4">- Which version would help you write YOUR report in YOUR words?</text:p>
      <text:p text:style-name="P4">- Which gave you too much information?</text:p>
      <text:p text:style-name="P4">- Which was just right?</text:p>
      <text:p text:style-name="P4"/>
      <text:p text:style-name="P4">### Your Turn</text:p>
      <text:p text:style-name="P4">Think of a homework topic and write 3 different questions about it! </text:p>
      <text:p text:style-name="P4">---</text:p>
      <text:p text:style-name="P4">## Mission 4: The Format Experiment</text:p>
      <text:p text:style-name="P4">### Goal</text:p>
      <text:p text:style-name="P4">Learn how to ask AI to give answers in different formats.</text:p>
      <text:p text:style-name="P4"/>
      <text:p text:style-name="P4">**Let's learn about planets...**</text:p>
      <text:p text:style-name="P4"/>
      <text:p text:style-name="P4"><text:soft-page-break/>### Step 1: Regular answer</text:p>
      <text:p text:style-name="P4">```</text:p>
      <text:p text:style-name="P4">Tell me about the planets in our solar system.</text:p>
      <text:p text:style-name="P4">```</text:p>
      <text:p text:style-name="P4">### Step 2: List format</text:p>
      <text:p text:style-name="P4">```</text:p>
      <text:p text:style-name="P4">List the planets in our solar system from closest to farthest from the sun. </text:p>
      <text:p text:style-name="P4">```</text:p>
      <text:p text:style-name="P4">### Step 3: Table format</text:p>
      <text:p text:style-name="P4">```</text:p>
      <text:p text:style-name="P4">Create a simple table showing each planet's name, size (small/medium/large), and one cool fact about it.</text:p>
      <text:p text:style-name="P4">```</text:p>
      <text:p text:style-name="P4">### Step 4: Fun format</text:p>
      <text:p text:style-name="P4">```</text:p>
      <text:p text:style-name="P4">Describe each planet in our solar system as if they were characters in a story, using one sentence per planet.</text:p>
      <text:p text:style-name="P4">```</text:p>
      <text:p text:style-name="P4">### What to Notice</text:p>
      <text:p text:style-name="P4">- Which format was easiest to read?</text:p>
      <text:p text:style-name="P4">- Which would be best for studying?</text:p>
      <text:p text:style-name="P4">- Which was the most fun?</text:p>
      <text:p text:style-name="P4">### Your Turn</text:p>
      <text:p text:style-name="P4">Pick a topic and ask for it in 3 different formats: <text:s/>list, paragraph, and table!</text:p>
      <text:p text:style-name="P4">---</text:p>
      <text:p text:style-name="P4">## Mission 5: The Polite vs. <text:s/>Direct Test</text:p>
      <text:p text:style-name="P4">### Goal</text:p>
      <text:p text:style-name="P4">Learn about being specific vs. polite (spoiler: both work, but specific is better! ).</text:p>
      <text:p text:style-name="P4"/>
      <text:p text:style-name="P4">### Step 1: Very polite but vague</text:p>
      <text:p text:style-name="P4"><text:soft-page-break/>```</text:p>
      <text:p text:style-name="P4">Could you maybe help me think of some ideas for things to draw?</text:p>
      <text:p text:style-name="P4">```</text:p>
      <text:p text:style-name="P4">### Step 2: Direct and specific</text:p>
      <text:p text:style-name="P4">```</text:p>
      <text:p text:style-name="P4">Give me 5 drawing ideas for animals doing funny things.</text:p>
      <text:p text:style-name="P4">```</text:p>
      <text:p text:style-name="P4">### Step 3: Super specific with details</text:p>
      <text:p text:style-name="P4">```</text:p>
      <text:p text:style-name="P4">Give me 5 drawing ideas featuring animals doing unexpected activities (like a giraffe playing basketball). Include different types of animals.</text:p>
      <text:p text:style-name="P4">```</text:p>
      <text:p text:style-name="P4">### What to Notice</text:p>
      <text:p text:style-name="P4">- You can be polite OR direct - both are fine!</text:p>
      <text:p text:style-name="P4">- Being specific gets better results</text:p>
      <text:p text:style-name="P4">- Giving examples helps AI understand what you want</text:p>
      <text:p text:style-name="P4">### Your Turn</text:p>
      <text:p text:style-name="P4">Ask for creative ideas (drawing, writing, game ideas) in 3 different ways! </text:p>
      <text:p text:style-name="P4">---</text:p>
      <text:p text:style-name="P4">## Bonus Mission: The Refinement Challenge</text:p>
      <text:p text:style-name="P4">### Goal</text:p>
      <text:p text:style-name="P4">Learn to improve answers by asking follow-up questions.</text:p>
      <text:p text:style-name="P4">### Step 1: Start with a question</text:p>
      <text:p text:style-name="P4">```</text:p>
      <text:p text:style-name="P4">Give me an idea for a science experiment I can do at home.</text:p>
      <text:p text:style-name="P4">```</text:p>
      <text:p text:style-name="P4">### Step 2: Make it more specific</text:p>
      <text:p text:style-name="P4">```</text:p>
      <text:p text:style-name="P4"><text:soft-page-break/>That sounds interesting! <text:s/>Can you make it easier and use materials I can find in the kitchen?</text:p>
      <text:p text:style-name="P4">```</text:p>
      <text:p text:style-name="P4">### Step 3: Ask for details</text:p>
      <text:p text:style-name="P4">```</text:p>
      <text:p text:style-name="P4">Can you give me step-by-step instructions for that experiment?</text:p>
      <text:p text:style-name="P4">```</text:p>
      <text:p text:style-name="P4">### Step 4: Ask for the "why"</text:p>
      <text:p text:style-name="P4">```</text:p>
      <text:p text:style-name="P4">Why does this experiment work? <text:s/>Explain it simply.</text:p>
      <text:p text:style-name="P4">```</text:p>
      <text:p text:style-name="P4">### What to Notice</text:p>
      <text:p text:style-name="P4">- You don't have to get it perfect the first time! </text:p>
      <text:p text:style-name="P4">- You can keep asking to make answers better</text:p>
      <text:p text:style-name="P4">- Follow-up questions are super helpful</text:p>
      <text:p text:style-name="P4">---</text:p>
      <text:p text:style-name="P4">## Your AI Question Checklist</text:p>
      <text:p text:style-name="P4">Before asking AI a question, ask yourself: </text:p>
      <text:p text:style-name="P4"/>
      <text:p text:style-name="P4">- **What exactly do I want? ** (a story, facts, a list, an explanation?)</text:p>
      <text:p text:style-name="P4">- **Who am I? ** (Should AI know I'm 10 years old?)</text:p>
      <text:p text:style-name="P4">- **How detailed? ** (One sentence? A paragraph? A whole page?)</text:p>
      <text:p text:style-name="P4">- **What format?** (List, table, story, step-by-step?)</text:p>
      <text:p text:style-name="P4">- **Any examples?** (Can I show AI what kind of thing I want?)</text:p>
      <text:p text:style-name="P4">---</text:p>
      <text:p text:style-name="P4">## Creative Practice Ideas</text:p>
      <text:p text:style-name="P4">### Week 1: Story Time</text:p>
      <text:p text:style-name="P4">Each day, ask AI for a different type of story by changing ONE thing: </text:p>
      <text:p text:style-name="P4">- Different character (robot, dinosaur, astronaut)</text:p>
      <text:p text:style-name="P4"><text:soft-page-break/>- Different setting (space, underwater, jungle)</text:p>
      <text:p text:style-name="P4">- Different mood (funny, mysterious, exciting)</text:p>
      <text:p text:style-name="P4">- Different length (1 paragraph, 3 paragraphs)</text:p>
      <text:p text:style-name="P4">### Week 2: Learning Helper</text:p>
      <text:p text:style-name="P4">Practice asking about school subjects in different ways:</text:p>
      <text:p text:style-name="P4">- Explain like I'm 10</text:p>
      <text:p text:style-name="P4">- Give me examples</text:p>
      <text:p text:style-name="P4">- Make it a game</text:p>
      <text:p text:style-name="P4">- Use analogies (comparing to things I know)</text:p>
      <text:p text:style-name="P4">### Week 3: Creative Projects</text:p>
      <text:p text:style-name="P4">Ask AI to help with creative projects:</text:p>
      <text:p text:style-name="P4">- Ideas for drawings</text:p>
      <text:p text:style-name="P4">- Story starters</text:p>
      <text:p text:style-name="P4">- Game ideas</text:p>
      <text:p text:style-name="P4">- Science experiments</text:p>
      <text:p text:style-name="P4">**Remember: <text:s/>AI is a helper, not a homework-doer! <text:s/>Always use AI to learn and understand, then write answers in YOUR own words.**</text:p>
      <text:p text:style-name="P4">---</text:p>
      <text:p text:style-name="P4">## Important Rules for Using AI</text:p>
      <text:p text:style-name="P4">1. **Never share personal information** (your address, phone number, school name, etc.)</text:p>
      <text:p text:style-name="P4">2. **Always check facts** with a trusted adult or another source</text:p>
      <text:p text:style-name="P4">3. **Use AI to help you learn**, not to do your work for you</text:p>
      <text:p text:style-name="P4">4. **Be creative and experiment** - you can't break AI by asking questions!</text:p>
      <text:p text:style-name="P4">5. **Ask a parent or teacher** if you're not sure about something</text:p>
      <text:p text:style-name="P4">---</text:p>
      <text:p text:style-name="P4">## Track Your Progress</text:p>
      <text:p text:style-name="P4">Create a journal where you write:</text:p>
      <text:p text:style-name="P4">- The question you asked</text:p>
      <text:p text:style-name="P4"><text:soft-page-break/>- What answer you got</text:p>
      <text:p text:style-name="P4">- How you changed the question</text:p>
      <text:p text:style-name="P4">- What worked better</text:p>
      <text:p text:style-name="P4">---</text:p>
      <text:p text:style-name="P4">## What You've Learned</text:p>
      <text:p text:style-name="P4">By completing this project, you now know:</text:p>
      <text:p text:style-name="P4">- Specific questions get better answers</text:p>
      <text:p text:style-name="P4">- You can ask AI to explain things at your level</text:p>
      <text:p text:style-name="P4">- Details and examples help AI understand what you want</text:p>
      <text:p text:style-name="P4">- You can ask follow-up questions to improve answers</text:p>
      <text:p text:style-name="P4">- Different formats work for different purposes</text:p>
      <text:p text:style-name="P4">- AI is a tool to help you learn and create</text:p>
      <text:p text:style-name="P4">---</text:p>
      <text:p text:style-name="P4">## Keep Exploring!</text:p>
      <text:p text:style-name="P4">Now that you know how to talk to AI, keep practicing! <text:s/>The more you use it, the better you'll get at asking great questions. </text:p>
      <text:p text:style-name="P4"/>
      <text:p text:style-name="P4">**Remember:** The best questions are clear, specific, and include the details that matter! </text:p>
      <text:p text:style-name="P4">Happy AI exploring! </text:p>
      <text:p text:style-name="P4">---</text:p>
      <text:p text:style-name="P4">**Created for young learners to develop AI literacy skills*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2T08:02:02.779109494</meta:creation-date>
    <meta:editing-duration>PT18M42S</meta:editing-duration>
    <meta:editing-cycles>6</meta:editing-cycles>
    <meta:generator>LibreOffice/25.8.3.2$Linux_X86_64 LibreOffice_project/580$Build-2</meta:generator>
    <dc:title>Blank Half Inch Margin</dc:title>
    <dc:date>2025-12-16T13:00:19.693423804</dc:date>
    <meta:document-statistic meta:table-count="0" meta:image-count="0" meta:object-count="0" meta:page-count="9" meta:paragraph-count="225" meta:word-count="1415" meta:character-count="7773" meta:non-whitespace-character-count="6561"/>
    <meta:template xlink:type="simple" xlink:actuate="onRequest" xlink:title="Blank Half Inch Margin" xlink:href="../../Templates/Blank%20Half%20Inch%20Margin.ott" meta:date="2025-12-12T08:02:02.227819775"/>
  </office:meta>
</office:document-meta>
</file>